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20805327018873796" text:style-name="L1">
        <text:list-item>
          <text:p text:style-name="P1">intro</text:p>
          <text:list>
            <text:list-item>
              <text:p text:style-name="P1">qu'est ce que git ?</text:p>
            </text:list-item>
            <text:list-item>
              <text:p text:style-name="P1">créateur de git</text:p>
            </text:list-item>
            <text:list-item>
              <text:p text:style-name="P1">qu'est ce qu'il a créé d'autre ? (précisément)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1">problèmes sans versionnage :</text:p>
                  <text:list>
                    <text:list-item>
                      <text:p text:style-name="P1">beaucoup de code → facile de s'y perdre</text:p>
                    </text:list-item>
                    <text:list-item>
                      <text:p text:style-name="P1">code fonctionne un jour et plus du tout le lendemain</text:p>
                    </text:list-item>
                  </text:list>
                </text:list-item>
                <text:list-item>
                  <text:p text:style-name="P1">versionnage</text:p>
                  <text:list>
                    <text:list-item>
                      <text:p text:style-name="P1">garde trace de toute modifs faites sur le code</text:p>
                    </text:list-item>
                    <text:list-item>
                      <text:p text:style-name="P1">chaque trace = commit = modifs d'une part des données</text:p>
                    </text:list-item>
                    <text:list-item>
                      <text:p text:style-name="P1">message récapitulatif associé a chaque commit</text:p>
                    </text:list-item>
                    <text:list-item>
                      <text:p text:style-name="P1">possibilité de retour en arrière après commit si changements néfastes</text:p>
                    </text:list-item>
                    <text:list-item>
                      <text:p text:style-name="P1">message de commit permet de s'y retrouver surtout si on est plusieurs</text:p>
                    </text:list-item>
                    <text:list-item>
                      <text:p text:style-name="P1">donc avantageux seul et quasi-indispensable en équipe</text:p>
                    </text:list-item>
                  </text:list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21:05:56</meta:creation-date>
    <dc:date>2014-10-05T21:26:57</dc:date>
    <dc:creator>yjfjyf jjku</dc:creator>
    <meta:editing-duration>PT21M1S</meta:editing-duration>
    <meta:editing-cycles>12</meta:editing-cycles>
    <meta:generator>OpenOffice/4.0.0$Unix OpenOffice.org_project/400m3$Build-9702</meta:generator>
    <meta:document-statistic meta:table-count="0" meta:image-count="0" meta:object-count="0" meta:page-count="1" meta:paragraph-count="16" meta:word-count="119" meta:character-count="613"/>
  </office:meta>
</office:document-meta>
</file>